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624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6.61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Вот пример запроса к <text:span text:style-name="Strong_20_Emphasis">Bitbucket Cloud REST API v2.0</text:span> с использованием <text:span text:style-name="Strong_20_Emphasis">Ktor Client</text:span> на Kotlin для <text:span text:style-name="Strong_20_Emphasis">поиска репозиториев</text:span> по имени (и другим атрибутам, насколько это позволяет API).</text:p>
      <text:p text:style-name="Horizontal_20_Line"/>
      <text:h text:style-name="Heading_20_2" text:outline-level="2">🔍 Bitbucket Cloud API</text:h>
      <text:list text:style-name="L1">
        <text:list-item>
          <text:p text:style-name="P3">URL: <text:span text:style-name="Source_20_Text">https://api.bitbucket.org/2.0/repositories</text:span></text:p>
        </text:list-item>
        <text:list-item>
          <text:p text:style-name="P3">Поддерживает поиск через параметр <text:span text:style-name="Source_20_Text">q</text:span>, в котором можно указать выражения, например:</text:p>
          <text:list>
            <text:list-item>
              <text:p text:style-name="P3"><text:span text:style-name="Source_20_Text">name ~ "ktor"</text:span></text:p>
            </text:list-item>
            <text:list-item>
              <text:p text:style-name="P3"><text:span text:style-name="Source_20_Text">full_name ~ "user/ktor"</text:span></text:p>
            </text:list-item>
            <text:list-item>
              <text:p text:style-name="P3"><text:span text:style-name="Source_20_Text">description ~ "multiplatform"</text:span></text:p>
            </text:list-item>
          </text:list>
        </text:list-item>
      </text:list>
      <text:p text:style-name="Text_20_body">📜 Документация: Bitbucket API Filtering</text:p>
      <text:p text:style-name="Horizontal_20_Line"/>
      <text:h text:style-name="Heading_20_2" text:outline-level="2">⚙️ Gradle зависимости (те же, что и в предыдущих примерах)</text:h>
      <text:p text:style-name="Preformatted_20_Text">kotlin</text:p>
      <text:p text:style-name="Preformatted_20_Text">КопироватьРедактировать</text:p>
      <text:p text:style-name="P1"><text:span text:style-name="Source_20_Text">dependencies {</text:span></text:p>
      <text:p text:style-name="P1"><text:span text:style-name="Source_20_Text"><text:s text:c="4"/>implementation("io.ktor:ktor-client-core:2.3.5")</text:span></text:p>
      <text:p text:style-name="P1"><text:span text:style-name="Source_20_Text"><text:s text:c="4"/>implementation("io.ktor:ktor-client-cio:2.3.5")</text:span></text:p>
      <text:p text:style-name="P1"><text:span text:style-name="Source_20_Text"><text:s text:c="4"/>implementation("io.ktor:ktor-client-content-negotiation:2.3.5")</text:span></text:p>
      <text:p text:style-name="P1"><text:span text:style-name="Source_20_Text"><text:s text:c="4"/>implementation("io.ktor:ktor-serialization-kotlinx-json:2.3.5")</text:span></text:p>
      <text:p text:style-name="P1"><text:span text:style-name="Source_20_Text"><text:s text:c="4"/>implementation("org.jetbrains.kotlinx:kotlinx-serialization-json:1.6.0")</text:span></text:p>
      <text:p text:style-name="P2"><text:span text:style-name="Source_20_Text">}</text:span></text:p>
      <text:p text:style-name="Horizontal_20_Line"/>
      <text:h text:style-name="Heading_20_2" text:outline-level="2">💡 Пример кода: поиск репозиториев Bitbucket</text:h>
      <text:p text:style-name="Preformatted_20_Text">kotlin</text:p>
      <text:p text:style-name="Preformatted_20_Text">КопироватьРедактировать</text:p>
      <text:p text:style-name="P1"><text:span text:style-name="Source_20_Text">import io.ktor.client.*</text:span></text:p>
      <text:p text:style-name="P1"><text:span text:style-name="Source_20_Text">import io.ktor.client.call.*</text:span></text:p>
      <text:p text:style-name="P1"><text:span text:style-name="Source_20_Text">import io.ktor.client.engine.cio.*</text:span></text:p>
      <text:p text:style-name="P1"><text:span text:style-name="Source_20_Text">import io.ktor.client.request.*</text:span></text:p>
      <text:p text:style-name="P1"><text:span text:style-name="Source_20_Text">import io.ktor.client.statement.*</text:span></text:p>
      <text:p text:style-name="P1"><text:span text:style-name="Source_20_Text">import io.ktor.client.plugins.contentnegotiation.*</text:span></text:p>
      <text:p text:style-name="P1"><text:span text:style-name="Source_20_Text">import io.ktor.serialization.kotlinx.json.*</text:span></text:p>
      <text:p text:style-name="P1"><text:span text:style-name="Source_20_Text">import kotlinx.serialization.*</text:span></text:p>
      <text:p text:style-name="P1"><text:span text:style-name="Source_20_Text">import kotlinx.serialization.json.*</text:span></text:p>
      <text:p text:style-name="P1"/>
      <text:p text:style-name="P1"><text:span text:style-name="Source_20_Text">@Serializable</text:span></text:p>
      <text:p text:style-name="P1"><text:span text:style-name="Source_20_Text">data class BitbucketRepo(</text:span></text:p>
      <text:p text:style-name="P1"><text:span text:style-name="Source_20_Text"><text:s text:c="4"/>val name: String,</text:span></text:p>
      <text:p text:style-name="P1"><text:span text:style-name="Source_20_Text"><text:s text:c="4"/>val full_name: String,</text:span></text:p>
      <text:p text:style-name="P1"><text:span text:style-name="Source_20_Text"><text:s text:c="4"/>@SerialName("links") val links: Links</text:span></text:p>
      <text:p text:style-name="P1"><text:span text:style-name="Source_20_Text">)</text:span></text:p>
      <text:p text:style-name="P1"/>
      <text:p text:style-name="P1"><text:span text:style-name="Source_20_Text">@Serializable</text:span></text:p>
      <text:p text:style-name="P1"><text:span text:style-name="Source_20_Text">data class Links(val html: Link)</text:span></text:p>
      <text:p text:style-name="P1"/>
      <text:p text:style-name="P1"><text:span text:style-name="Source_20_Text">@Serializable</text:span></text:p>
      <text:p text:style-name="P1"><text:span text:style-name="Source_20_Text">data class Link(val href: String)</text:span></text:p>
      <text:p text:style-name="P1"/>
      <text:p text:style-name="P1"><text:span text:style-name="Source_20_Text">@Serializable</text:span></text:p>
      <text:p text:style-name="P1"><text:span text:style-name="Source_20_Text">data class BitbucketResponse(</text:span></text:p>
      <text:p text:style-name="P1"><text:soft-page-break/><text:span text:style-name="Source_20_Text"><text:s text:c="4"/>val values: List&lt;BitbucketRepo&gt;</text:span></text:p>
      <text:p text:style-name="P1"><text:span text:style-name="Source_20_Text">)</text:span></text:p>
      <text:p text:style-name="P1"/>
      <text:p text:style-name="P1"><text:span text:style-name="Source_20_Text">suspend fun searchBitbucketRepositories(query: String) {</text:span></text:p>
      <text:p text:style-name="P1"><text:span text:style-name="Source_20_Text"><text:s text:c="4"/>val client = HttpClient(CIO) {</text:span></text:p>
      <text:p text:style-name="P1"><text:span text:style-name="Source_20_Text"><text:s text:c="8"/>install(ContentNegotiation) {</text:span></text:p>
      <text:p text:style-name="P1"><text:span text:style-name="Source_20_Text"><text:s text:c="12"/>json()</text:span></text:p>
      <text:p text:style-name="P1"><text:span text:style-name="Source_20_Text"><text:s text:c="8"/>}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val response: HttpResponse = client.get("https://api.bitbucket.org/2.0/repositories") {</text:span></text:p>
      <text:p text:style-name="P1"><text:span text:style-name="Source_20_Text"><text:s text:c="8"/>parameter("q", """name ~ "$query"""")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val result: BitbucketResponse = response.body()</text:span></text:p>
      <text:p text:style-name="P1"/>
      <text:p text:style-name="P1"><text:span text:style-name="Source_20_Text"><text:s text:c="4"/>println("Найдено репозиториев: ${result.values.size}")</text:span></text:p>
      <text:p text:style-name="P1"><text:span text:style-name="Source_20_Text"><text:s text:c="4"/>result.values.forEach {</text:span></text:p>
      <text:p text:style-name="P1"><text:span text:style-name="Source_20_Text"><text:s text:c="8"/>println("- ${it.full_name}: ${it.links.html.href}")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client.close()</text:span></text:p>
      <text:p text:style-name="P2"><text:span text:style-name="Source_20_Text">}</text:span></text:p>
      <text:p text:style-name="Horizontal_20_Line"/>
      <text:h text:style-name="Heading_20_2" text:outline-level="2">▶️ Вызов функции</text:h>
      <text:p text:style-name="Preformatted_20_Text">kotlin</text:p>
      <text:p text:style-name="Preformatted_20_Text">КопироватьРедактировать</text:p>
      <text:p text:style-name="P1"><text:span text:style-name="Source_20_Text">suspend fun main() {</text:span></text:p>
      <text:p text:style-name="P1"><text:span text:style-name="Source_20_Text"><text:s text:c="4"/>searchBitbucketRepositories("ktor")</text:span></text:p>
      <text:p text:style-name="P2"><text:span text:style-name="Source_20_Text">}</text:span></text:p>
      <text:p text:style-name="Horizontal_20_Line"/>
      <text:p text:style-name="Text_20_body">🔧 <text:span text:style-name="Strong_20_Emphasis">Атрибуты для фильтрации через </text:span><text:span text:style-name="Strong_20_Emphasis"><text:span text:style-name="Source_20_Text">q</text:span></text:span>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Поле</text:p>
            </table:table-cell>
            <table:table-cell table:style-name="Table1.A1" office:value-type="string">
              <text:p text:style-name="Table_20_Heading">Пример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name</text:span></text:p>
          </table:table-cell>
          <table:table-cell table:style-name="Table1.A1" office:value-type="string">
            <text:p text:style-name="Table_20_Contents"><text:span text:style-name="Source_20_Text">name ~ "ktor"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full_name</text:span></text:p>
          </table:table-cell>
          <table:table-cell table:style-name="Table1.A1" office:value-type="string">
            <text:p text:style-name="Table_20_Contents"><text:span text:style-name="Source_20_Text">full_name ~ "user/ktor"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description</text:span></text:p>
          </table:table-cell>
          <table:table-cell table:style-name="Table1.A1" office:value-type="string">
            <text:p text:style-name="Table_20_Contents"><text:span text:style-name="Source_20_Text">description ~ "some text"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owner.uuid</text:span></text:p>
          </table:table-cell>
          <table:table-cell table:style-name="Table1.A1" office:value-type="string">
            <text:p text:style-name="Table_20_Contents"><text:span text:style-name="Source_20_Text">owner.uuid="..."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is_private</text:span></text:p>
          </table:table-cell>
          <table:table-cell table:style-name="Table1.A1" office:value-type="string">
            <text:p text:style-name="Table_20_Contents"><text:span text:style-name="Source_20_Text">is_private=false</text:span></text:p>
          </table:table-cell>
        </table:table-row>
      </table:table>
      <text:p text:style-name="Text_20_body">Можно комбинировать:</text:p>
      <text:p text:style-name="Preformatted_20_Text">kotlin</text:p>
      <text:p text:style-name="Preformatted_20_Text">КопироватьРедактировать</text:p>
      <text:p text:style-name="P2"><text:span text:style-name="Source_20_Text">parameter("q", """name ~ "ktor" AND is_private=false""")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3:18:01.481299099</meta:creation-date>
    <meta:print-date>2025-05-09T13:21:11.286526615</meta:print-date>
    <dc:date>2025-05-09T16:42:16.843628773</dc:date>
    <meta:editing-duration>PT3H24M15S</meta:editing-duration>
    <meta:editing-cycles>1</meta:editing-cycles>
    <meta:document-statistic meta:table-count="1" meta:image-count="0" meta:object-count="0" meta:page-count="2" meta:paragraph-count="83" meta:word-count="232" meta:character-count="2429" meta:non-whitespace-character-count="2165"/>
    <meta:generator>LibreOffice/7.4.7.2$Linux_X86_64 LibreOffice_project/40$Build-2</meta:generator>
  </office:meta>
</office:document-meta>
</file>